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24pt" style:text-underline-style="solid" style:text-underline-width="auto" style:text-underline-color="font-color" fo:font-weight="bold" officeooo:rsid="000e3b5c" officeooo:paragraph-rsid="000e3b5c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weight="bold" officeooo:paragraph-rsid="000e3b5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0e3b5c" officeooo:paragraph-rsid="000e3b5c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paragraph-rsid="000e3b5c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0e3b5c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0eae24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1291ad" style:font-size-asian="12pt" style:font-name-complex="Times New Roman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158ac0" style:font-size-asian="12pt" style:font-name-complex="Times New Roman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officeooo:rsid="000eae24" officeooo:paragraph-rsid="000eae24" style:font-size-asian="12pt" style:font-name-complex="Times New Roman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officeooo:rsid="000f9a63" officeooo:paragraph-rsid="000f9a63" style:font-size-asian="12pt" style:font-name-complex="Times New Roman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officeooo:rsid="00158ac0" officeooo:paragraph-rsid="00158ac0" style:font-size-asian="12pt" style:font-name-complex="Times New Roman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officeooo:rsid="00176a06" officeooo:paragraph-rsid="00176a06" style:font-size-asian="12pt" style:font-name-complex="Times New Roman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7dd0a" officeooo:paragraph-rsid="0017dd0a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paragraph-rsid="0017dd0a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text-position="0% 100%" style:font-name="Liberation Sans" fo:font-size="12pt" officeooo:rsid="000eae24" officeooo:paragraph-rsid="000eae24" style:font-size-asian="12pt" style:font-name-complex="Times New Roman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style:text-position="0% 100%" style:font-name="Liberation Sans" fo:font-size="12pt" officeooo:rsid="000f9a63" officeooo:paragraph-rsid="000f9a63" style:font-size-asian="12pt" style:font-name-complex="Times New Roman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style:text-position="0% 100%" style:font-name="Liberation Sans" fo:font-size="12pt" officeooo:rsid="00158ac0" officeooo:paragraph-rsid="00158ac0" style:font-size-asian="12pt" style:font-name-complex="Times New Roman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style:text-position="0% 100%" style:font-name="Liberation Sans" fo:font-size="12pt" fo:font-weight="normal" officeooo:rsid="0017dd0a" officeooo:paragraph-rsid="0017dd0a" style:font-size-asian="12pt" style:font-weight-asian="normal" style:font-name-complex="Times New Roman" style:font-size-complex="12pt" style:font-weight-complex="normal"/>
    </style:style>
    <style:style style:name="P21" style:family="paragraph" style:parent-style-name="Table_20_Contents">
      <style:text-properties style:font-name="Liberation Sans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4pt" fo:font-weight="bold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text-position="0% 100%" style:font-name="Liberation Sans" fo:font-size="12pt" officeooo:rsid="00176a06" officeooo:paragraph-rsid="00176a06" style:font-size-asian="12pt" style:font-name-complex="Times New Roman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officeooo:paragraph-rsid="0017dd0a" style:font-size-asian="12pt" style:font-name-complex="Times New Roman" style:font-size-complex="12pt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officeooo:rsid="000e3b5c" style:font-size-asian="12pt" style:font-name-complex="Times New Roman" style:font-size-complex="12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7dd0a"/>
    </style:style>
    <style:style style:name="T5" style:family="text">
      <style:text-properties style:text-position="0% 100%"/>
    </style:style>
    <style:style style:name="T6" style:family="text">
      <style:text-properties officeooo:rsid="000f9a63"/>
    </style:style>
    <style:style style:name="T7" style:family="text">
      <style:text-properties officeooo:rsid="0017dd0a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– JUROS COMPOSTOS</text:p>
      <text:p text:style-name="P5"/>
      <text:p text:style-name="P6">1) Um capital de $ 6.000,00 foi aplicado a juros compostos durante três meses, à taxa de 2% a.m. Qual o montante a ser recebido ao final do período? Qual o total de juros auferidos?</text:p>
      <text:p text:style-name="P11">S = 6.000 x (1 + 0,02)<text:span text:style-name="T3">3</text:span></text:p>
      <text:p text:style-name="P11"><text:span text:style-name="T5">S = 6.000 x (1,02)</text:span><text:span text:style-name="T3">3</text:span></text:p>
      <text:p text:style-name="P17">S = 6.000 x 1,061208</text:p>
      <text:p text:style-name="P17">S = 6.367,25</text:p>
      <text:p text:style-name="P17"/>
      <text:p text:style-name="P8"/>
      <text:p text:style-name="P6">2) Se aplicar meu capital de $ 20.000,00 em um banco que o remunere à taxa de 18%a.a., com capitalização mensal, quanto poderei ganhar em um semestre?</text:p>
      <text:p text:style-name="P11">S = 20.000 x (1 + 0,015)<text:span text:style-name="T3">6</text:span></text:p>
      <text:p text:style-name="P11"><text:span text:style-name="T5">S = 20.000 x (1,015)</text:span><text:span text:style-name="T3">6</text:span></text:p>
      <text:p text:style-name="P17">S = 20.000 x 1,09344326</text:p>
      <text:p text:style-name="P17">S = 21.868,87</text:p>
      <text:p text:style-name="P17"/>
      <text:p text:style-name="P8"/>
      <text:p text:style-name="P6">3) Determinar o valor acumulado no final de 24 meses, com juros compostos de 1% ao mês, a partir do investimento inicial de $ 2.000,00.</text:p>
      <text:p text:style-name="P11">S = 2.000 x (1 + 0,01)<text:span text:style-name="T3">24</text:span></text:p>
      <text:p text:style-name="P11"><text:span text:style-name="T5">S = 2.000 x (1,01)</text:span><text:span text:style-name="T3">24</text:span></text:p>
      <text:p text:style-name="P17">S = 2.000 x 1,26973465</text:p>
      <text:p text:style-name="P17">S = 2.539,47</text:p>
      <text:p text:style-name="P7"/>
      <text:p text:style-name="P7"/>
      <text:p text:style-name="P6">4) Que capital, aplicado a juros compostos à taxa de 2,5%a.m., produz um montante de $ 3.500,00 após um ano?</text:p>
      <text:p text:style-name="P11">P = 3.500 / (1 + 0,025)<text:span text:style-name="T3">12</text:span></text:p>
      <text:p text:style-name="P11"><text:span text:style-name="T5">P = 3.500 / (1,025)</text:span><text:span text:style-name="T3">12</text:span></text:p>
      <text:p text:style-name="P17">P = 3.500 / 1,34488882</text:p>
      <text:p text:style-name="P11">P <text:span text:style-name="T6">= 2.602,45</text:span></text:p>
      <text:p text:style-name="P8"/>
      <text:p text:style-name="P8"/>
      <text:p text:style-name="P6">5) Determinar o valor do investimento inicial que deve ser feito no regime de juros compostos, com taxa de juros de 1,25% a.m., para produzir um valor acumulado de $ 1.000,00 no final de dois anos?</text:p>
      <text:p text:style-name="P12">P = 1.000 / (1 + 0,0125)<text:span text:style-name="T3">24</text:span></text:p>
      <text:p text:style-name="P12"><text:span text:style-name="T5">P = 1.000 / (1,0125)</text:span><text:span text:style-name="T3">24</text:span></text:p>
      <text:p text:style-name="P18">P = 1.000 / 1,34735105041</text:p>
      <text:p text:style-name="P18"><text:soft-page-break/>P = 742,20</text:p>
      <text:p text:style-name="P7"/>
      <text:p text:style-name="P7"/>
      <text:p text:style-name="P6">6) Qual o capital necessário para se ganhar $ 8.000,00 de juros em um período de 8 meses, se a taxa anual é de 15 %?</text:p>
      <text:p text:style-name="P12">P = 8.000 / (1 + 0,0125)<text:span text:style-name="T3">8</text:span></text:p>
      <text:p text:style-name="P12"><text:span text:style-name="T5">P = 8.000 / (1,0125)</text:span><text:span text:style-name="T3">8</text:span></text:p>
      <text:p text:style-name="P18">P = 8.000 / 1,1044861</text:p>
      <text:p text:style-name="P18">P = 7.243,20</text:p>
      <text:p text:style-name="P7"/>
      <text:p text:style-name="P7"/>
      <text:p text:style-name="P6">7) Se aplicar meu capital de $ 80.000,00 no banco BC, ele me pagará $ 13.500,00 de juros compostos no final de um ano, no entanto, se optar pelo banco CB, ele me pagará $ 17.500 por uma aplicação de 1 ano e 3 meses. Sendo assim, quem me oferece a melhor taxa?</text:p>
      <table:table table:name="Tabela1" table:style-name="Tabela1">
        <table:table-column table:style-name="Tabela1.A"/>
        <table:table-column table:style-name="Tabela1.B"/>
        <table:table-row table:style-name="TableLine94568512769632">
          <table:table-cell table:style-name="Tabela1.A1" office:value-type="string">
            <text:p text:style-name="P22">BANCO BC</text:p>
          </table:table-cell>
          <table:table-cell table:style-name="Tabela1.B1" office:value-type="string">
            <text:p text:style-name="P22">BANCO CB</text:p>
          </table:table-cell>
        </table:table-row>
        <table:table-row table:style-name="TableLine94568513213472">
          <table:table-cell table:style-name="Tabela1.A2" office:value-type="string">
            <text:p text:style-name="P1">93.500 = 80.000 x (1 + i)<text:span text:style-name="T3">12</text:span></text:p>
            <text:p text:style-name="P1">93.500 / 80.000 = (1 + i)<text:span text:style-name="T3">12</text:span></text:p>
            <text:p text:style-name="P1">1,16875 = (1 + i)<text:span text:style-name="T3">12</text:span></text:p>
            <text:p text:style-name="P1">12Raiz(1,16875) = 1 + i</text:p>
            <text:p text:style-name="P1">1,01 = 1 + i</text:p>
            <text:p text:style-name="P1">1,01 – 1 = i</text:p>
            <text:p text:style-name="P1">0,01 = i</text:p>
            <text:p text:style-name="P1">i = 0,01</text:p>
            <text:p text:style-name="P1"/>
            <text:p text:style-name="P4">i = 1% a.m.</text:p>
          </table:table-cell>
          <table:table-cell table:style-name="Tabela1.B2" office:value-type="string">
            <text:p text:style-name="P21">97.500 = 80.000 x (1 + i)<text:span text:style-name="T3">15</text:span></text:p>
            <text:p text:style-name="P21">97.500 / 80.000 = (1 + i)<text:span text:style-name="T3">15</text:span></text:p>
            <text:p text:style-name="P21">1,21875 = (1 + i)<text:span text:style-name="T3">15</text:span></text:p>
            <text:p text:style-name="P21">15Raiz(1,21875) = 1 + i</text:p>
            <text:p text:style-name="P1">1,01 = 1 + i</text:p>
            <text:p text:style-name="P1">1,01 – 1 = i</text:p>
            <text:p text:style-name="P1">0,01 = i</text:p>
            <text:p text:style-name="P1">i = 0,01</text:p>
            <text:p text:style-name="P1"/>
            <text:p text:style-name="P4">i = 1% a.m.</text:p>
          </table:table-cell>
        </table:table-row>
      </table:table>
      <text:p text:style-name="P9"/>
      <text:p text:style-name="P7"/>
      <text:p text:style-name="P3"><text:span text:style-name="T1">8</text:span><text:span text:style-name="T2">)</text:span><text:span text:style-name="T1"> Um capital de $ 2.500,00 foi aplicado a juros compostos durante quatro meses, produzindo um montante de $ 3.500,00. Qual a taxa mensal de juros?</text:span></text:p>
      <text:p text:style-name="P13">3.500 = 2.000 x (1 + i)<text:span text:style-name="T3">4</text:span></text:p>
      <text:p text:style-name="P13"><text:span text:style-name="T5">3.500 / 2.000 = (1 + i)</text:span><text:span text:style-name="T3">4</text:span></text:p>
      <text:p text:style-name="P19">1,75 = (1 + i)<text:span text:style-name="T3">4</text:span></text:p>
      <text:p text:style-name="P19">4Raiz(1,75) = 1 + i</text:p>
      <text:p text:style-name="P19">1,15 = 1 + i</text:p>
      <text:p text:style-name="P19">1,15 – 1 = i</text:p>
      <text:p text:style-name="P19">0,15 = i</text:p>
      <text:p text:style-name="P19">i = 0,15 ou 15% a.m.</text:p>
      <text:p text:style-name="P10"/>
      <text:p text:style-name="P7"/>
      <text:p text:style-name="P6">9) Um investimento inicial de $ 1.000,00 produz um valor acumulado de $ 1.150,00, no final de 10 meses. Determinar a taxa de rentabilidade mensal desse investimento no regime de juros compostos.</text:p>
      <text:p text:style-name="P13"><text:soft-page-break/>1.150 = 1.000 x (1 + i)<text:span text:style-name="T3">10</text:span></text:p>
      <text:p text:style-name="P13"><text:span text:style-name="T5">1.150 / 1.000 = (1 + i)</text:span><text:span text:style-name="T3">10</text:span></text:p>
      <text:p text:style-name="P19">1,15 = (1 + i)<text:span text:style-name="T3">10</text:span></text:p>
      <text:p text:style-name="P19">10Raiz(1,15) = 1 + i</text:p>
      <text:p text:style-name="P19">1,01 = 1 + i</text:p>
      <text:p text:style-name="P19">1,01 – 1 = i</text:p>
      <text:p text:style-name="P19">0,01 = i</text:p>
      <text:p text:style-name="P19">i = 0,01 ou 1% a.m.</text:p>
      <text:p text:style-name="P7"/>
      <text:p text:style-name="P7"/>
      <text:p text:style-name="P6">10) Durante quanto tempo um capital de $ 1.000,00 deve ser aplicado a juros compostos à taxa de 10% a.a. para resultar em um montante de $ 1.610,51?</text:p>
      <text:p text:style-name="P14">1.610,51 = 1.000 x (1 + 0,1)<text:span text:style-name="T3">n</text:span></text:p>
      <text:p text:style-name="P14"><text:span text:style-name="T5">1.610,51 / 1.000 = 1,1</text:span><text:span text:style-name="T3">n</text:span></text:p>
      <text:p text:style-name="P14">1,61051 = 1,1<text:span text:style-name="T3">n</text:span></text:p>
      <text:p text:style-name="P23">n = log(1,61051) / log(1,1)</text:p>
      <text:p text:style-name="P23">n = 0,206963426 / 0,095310</text:p>
      <text:p text:style-name="P23">n = 5 anos</text:p>
      <text:p text:style-name="P7"/>
      <text:p text:style-name="P7"/>
      <text:p text:style-name="P3"><text:span text:style-name="T1">1</text:span><text:span text:style-name="T2">1</text:span><text:span text:style-name="T1">) Determinar o número de meses necessários para fazer um capital dobrar de valor, com a taxa de juros de 6% a.a., no regime de juros compostos.</text:span></text:p>
      <text:p text:style-name="P14">2.000 = 1.000 x (1 + 0,005)<text:span text:style-name="T3">n</text:span></text:p>
      <text:p text:style-name="P14"><text:span text:style-name="T5">2.000 / 1.000 = 1,005</text:span><text:span text:style-name="T3">n</text:span></text:p>
      <text:p text:style-name="P14"><text:span text:style-name="T5">2 = 1,005</text:span><text:span text:style-name="T3">n</text:span></text:p>
      <text:p text:style-name="P14">n = log(2) / log(1,005)</text:p>
      <text:p text:style-name="P14">n = 0,301029996 / 0,00216606176</text:p>
      <text:p text:style-name="P24"><text:span text:style-name="T7">n = 139 meses</text:span></text:p>
      <text:p text:style-name="P24"/>
      <text:p text:style-name="P7"/>
      <text:p text:style-name="P6">12) Um capital de $ 36.000,00 aplicado a juros compostos rendeu depois de certo prazo o montante de $ 77.721,30. Sabendo que a taxa mensal de aplicação foi de 8%, calcule o prazo de aplicação.</text:p>
      <text:p text:style-name="P15">77.721,30 = 36.000 x (1 + 0,08)<text:span text:style-name="T3">n</text:span></text:p>
      <text:p text:style-name="P15"><text:span text:style-name="T5">77.721,30 / 36.000 = 1,08</text:span><text:span text:style-name="T3">n</text:span></text:p>
      <text:p text:style-name="P16"><text:span text:style-name="T7">2,158925 = 1,08</text:span><text:span text:style-name="T4">n</text:span></text:p>
      <text:p text:style-name="P20">n = log(2,158925) / log(1,08)</text:p>
      <text:p text:style-name="P20">n = 0,334237555 / 0,0334237555</text:p>
      <text:p text:style-name="P20">n = 10 mes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0-08T08:28:40.528291727</meta:creation-date>
    <dc:date>2021-10-22T07:03:46.984313613</dc:date>
    <dc:creator>Marshall </dc:creator>
    <meta:editing-duration>PT22M37S</meta:editing-duration>
    <meta:editing-cycles>4</meta:editing-cycles>
    <meta:generator>LibreOffice/7.1.6.2.0$Linux_X86_64 LibreOffice_project/10$Build-2</meta:generator>
    <meta:document-statistic meta:table-count="1" meta:image-count="0" meta:object-count="0" meta:page-count="3" meta:paragraph-count="91" meta:word-count="754" meta:character-count="3458" meta:non-whitespace-character-count="2790"/>
  </office:meta>
</office:document-meta>
</file>